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BC_3a_paragraph_3a_first">
      <style:text-properties officeooo:rsid="00684fd4" officeooo:paragraph-rsid="00684fd4"/>
    </style:style>
    <style:style style:name="P2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paragraph-rsid="00605a50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65e706" officeooo:paragraph-rsid="00605a50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65e706" officeooo:paragraph-rsid="007cb7c4"/>
    </style:style>
    <style:style style:name="P6" style:family="paragraph" style:parent-style-name="SBC_3a_paragraph">
      <style:paragraph-properties fo:margin-left="0cm" fo:margin-right="0cm" fo:text-indent="0cm" style:auto-text-indent="false"/>
      <style:text-properties officeooo:paragraph-rsid="007e1749"/>
    </style:style>
    <style:style style:name="P7" style:family="paragraph" style:parent-style-name="SBC_3a_email">
      <style:text-properties officeooo:paragraph-rsid="00856d06"/>
    </style:style>
    <style:style style:name="P8" style:family="paragraph" style:parent-style-name="SBC_3a_institution">
      <style:text-properties officeooo:paragraph-rsid="00856d06"/>
    </style:style>
    <style:style style:name="P9" style:family="paragraph" style:parent-style-name="SBC_3a_paragraph">
      <style:paragraph-properties fo:margin-left="0cm" fo:margin-right="0cm" fo:text-indent="0cm" style:auto-text-indent="false"/>
      <style:text-properties officeooo:rsid="00839d36" officeooo:paragraph-rsid="00839d36"/>
    </style:style>
    <style:style style:name="P10" style:family="paragraph" style:parent-style-name="SBC_3a_paragraph">
      <style:paragraph-properties fo:margin-left="0cm" fo:margin-right="0cm" fo:text-indent="0cm" style:auto-text-indent="false"/>
      <style:text-properties officeooo:paragraph-rsid="0086aa96"/>
    </style:style>
    <style:style style:name="P11" style:family="paragraph" style:parent-style-name="SBC_3a_title_3a_1">
      <style:text-properties officeooo:rsid="000402be" officeooo:paragraph-rsid="000402be"/>
    </style:style>
    <style:style style:name="P12" style:family="paragraph" style:parent-style-name="SBC_3a_title_3a_1">
      <style:text-properties officeooo:rsid="004a40eb" officeooo:paragraph-rsid="004a40eb"/>
    </style:style>
    <style:style style:name="P13" style:family="paragraph" style:parent-style-name="SBC_3a_title_3a_1">
      <style:text-properties officeooo:rsid="003c268f" officeooo:paragraph-rsid="003c268f"/>
    </style:style>
    <style:style style:name="P14" style:family="paragraph" style:parent-style-name="SBC_3a_title_3a_1">
      <style:text-properties officeooo:rsid="0009c5c4" officeooo:paragraph-rsid="0009c5c4"/>
    </style:style>
    <style:style style:name="P15" style:family="paragraph" style:parent-style-name="SBC_3a_title" style:master-page-name="Standard">
      <style:paragraph-properties style:page-number="auto"/>
      <style:text-properties officeooo:rsid="003929dc" officeooo:paragraph-rsid="0076b4bf"/>
    </style:style>
    <style:style style:name="P16" style:family="paragraph" style:parent-style-name="SBC_3a_address">
      <style:text-properties officeooo:paragraph-rsid="00856d06"/>
    </style:style>
    <style:style style:name="P17" style:family="paragraph" style:parent-style-name="Standard">
      <style:text-properties officeooo:paragraph-rsid="0086aa96"/>
    </style:style>
    <style:style style:name="P18" style:family="paragraph" style:parent-style-name="SBC_3a_author_28_s_29_">
      <style:text-properties officeooo:rsid="0034811c" officeooo:paragraph-rsid="0086aa9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09de54"/>
    </style:style>
    <style:style style:name="T4" style:family="text">
      <style:text-properties fo:language="pt" fo:country="BR" officeooo:rsid="0005f406"/>
    </style:style>
    <style:style style:name="T5" style:family="text">
      <style:text-properties fo:language="pt" fo:country="BR" officeooo:rsid="000a0f29"/>
    </style:style>
    <style:style style:name="T6" style:family="text">
      <style:text-properties fo:language="pt" fo:country="BR" officeooo:rsid="003929dc"/>
    </style:style>
    <style:style style:name="T7" style:family="text">
      <style:text-properties fo:language="pt" fo:country="BR" officeooo:rsid="00605a50"/>
    </style:style>
    <style:style style:name="T8" style:family="text">
      <style:text-properties fo:language="pt" fo:country="BR" officeooo:rsid="00613385"/>
    </style:style>
    <style:style style:name="T9" style:family="text">
      <style:text-properties fo:language="pt" fo:country="BR" officeooo:rsid="00614806"/>
    </style:style>
    <style:style style:name="T10" style:family="text">
      <style:text-properties fo:language="pt" fo:country="BR" officeooo:rsid="00649e44"/>
    </style:style>
    <style:style style:name="T11" style:family="text">
      <style:text-properties fo:language="pt" fo:country="BR" officeooo:rsid="0065e706"/>
    </style:style>
    <style:style style:name="T12" style:family="text">
      <style:text-properties fo:language="pt" fo:country="BR" officeooo:rsid="006852f3"/>
    </style:style>
    <style:style style:name="T13" style:family="text">
      <style:text-properties fo:language="pt" fo:country="BR" officeooo:rsid="0069eb33"/>
    </style:style>
    <style:style style:name="T14" style:family="text">
      <style:text-properties fo:language="pt" fo:country="BR" officeooo:rsid="006f294d"/>
    </style:style>
    <style:style style:name="T15" style:family="text">
      <style:text-properties fo:language="pt" fo:country="BR" officeooo:rsid="00707189"/>
    </style:style>
    <style:style style:name="T16" style:family="text">
      <style:text-properties fo:language="pt" fo:country="BR" officeooo:rsid="0071aaa3"/>
    </style:style>
    <style:style style:name="T17" style:family="text">
      <style:text-properties fo:language="pt" fo:country="BR" officeooo:rsid="0084a3a2"/>
    </style:style>
    <style:style style:name="T18" style:family="text">
      <style:text-properties fo:language="pt" fo:country="BR" officeooo:rsid="00885854"/>
    </style:style>
    <style:style style:name="T19" style:family="text">
      <style:text-properties officeooo:rsid="0034811c"/>
    </style:style>
    <style:style style:name="T20" style:family="text">
      <style:text-properties officeooo:rsid="003929dc"/>
    </style:style>
    <style:style style:name="T21" style:family="text">
      <style:text-properties officeooo:rsid="003c268f"/>
    </style:style>
    <style:style style:name="T22" style:family="text">
      <style:text-properties officeooo:rsid="00753967"/>
    </style:style>
    <style:style style:name="T23" style:family="text">
      <style:text-properties officeooo:rsid="005a1c6c"/>
    </style:style>
    <style:style style:name="T24" style:family="text">
      <style:text-properties style:text-position="super 58%"/>
    </style:style>
    <style:style style:name="T25" style:family="text">
      <style:text-properties style:text-position="super 58%" officeooo:rsid="0086aa96"/>
    </style:style>
    <style:style style:name="T26" style:family="text">
      <style:text-properties officeooo:rsid="00856d06"/>
    </style:style>
    <style:style style:name="T27" style:family="text">
      <style:text-properties officeooo:rsid="0086aa96"/>
    </style:style>
    <style:style style:name="T28" style:family="text">
      <style:text-properties officeooo:rsid="008a22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nálise Comparativa de Algoritmos de Machine Learning para Predição de Encaminhamentos de Processos Administrativos em Órgãos Públicos.</text:p>
      <text:p text:style-name="P18"><text:span text:style-name="T27">Deivid Francisco Gonzaga</text:span>, Anita Maria <text:span text:style-name="T27">d</text:span>a Rocha Fernandes</text:p>
      <text:p text:style-name="SBC_3a_institution">Pós Graduação em Big Data - UNIVALI - Campus Kobrasol - São José - SC</text:p>
      <text:p text:style-name="P7"><text:span text:style-name="T27">deividfg@gmail.com, anita.fernandes@univali.br</text:span></text:p>
      <text:p text:style-name="SBC_3a_abstract"><text:span text:style-name="T1">Abstract.</text:span> <text:span text:style-name="T20">Em </text:span><text:span text:style-name="T6">desenvolvimento</text:span><text:span text:style-name="T2">.</text:span></text:p>
      <text:p text:style-name="SBC_3a_resumo"><text:span text:style-name="T1">Resumo.</text:span> <text:span text:style-name="T20">Em desenvolvimento</text:span>.</text:p>
      <text:h text:style-name="P11" text:outline-level="1">Introdução – <text:span text:style-name="T28">FOCAR NO PROBLEMA</text:span></text:h>
      <text:p text:style-name="P9"><text:span text:style-name="T4">E</text:span><text:span text:style-name="T2">ste trabalho tem como objetivo realizar uma análise comparativa em alguns algor</text:span><text:span text:style-name="T17">i</text:span><text:span text:style-name="T2">tmos de machine learning na predição de encaminhamentos de processos administrativos em órgãos públicos, para posterior utilização do algoritmo </text:span><text:span text:style-name="T17">escolhido no sistema citado a seguir.</text:span></text:p>
      <text:p text:style-name="P10"><text:span text:style-name="T3"><text:tab/></text:span><text:span text:style-name="T18">O sistema em questão </text:span><text:span text:style-name="T7">consiste </text:span><text:span text:style-name="T17">em um cadastro de processos administrativos físicos e digitais</text:span><text:span text:style-name="T7">, </text:span><text:span text:style-name="T18">que automatiza as rotinas de trabalho do servidor público, auxiliando na eficiência da máquina pública.</text:span></text:p>
      <text:p text:style-name="P10"><text:span text:style-name="T7">, </text:span><text:span text:style-name="T8">sendo que estes processos </text:span><text:span text:style-name="T7">são encaminhados de setor em setor</text:span><text:span text:style-name="T3">, ao qual são submetidos a validação </text:span><text:span text:style-name="T4">e trâmites necessários, </text:span><text:span text:style-name="T5">e posteriormente são encaminhados</text:span><text:span text:style-name="T4"> para o próximo setor </text:span><text:span text:style-name="T3">responsável, </text:span><text:span text:style-name="T10">e assim sucessivamente até terminar o fluxo dele, ao qual por último ele é arquivado.</text:span></text:p>
      <text:p text:style-name="P6"><text:span text:style-name="T10"><text:tab/></text:span></text:p>
      <text:p text:style-name="P3"><text:span text:style-name="T3"><text:tab/></text:span><text:span text:style-name="T9">São realizadas em torno de 1000 (mil) encaminhamentos todos os dias, </text:span><text:span text:style-name="T10">somente no órgão público que está sendo analisado, </text:span><text:span text:style-name="T11">e estes encaminhamentos, por muitas vezes acabam sendo feitos de maneira equivocada, seja por falta de atenção ou </text:span><text:span text:style-name="T12">mesmo</text:span><text:span text:style-name="T11"> por falta de conhecimento do servidor público.</text:span></text:p>
      <text:p text:style-name="P3"><text:span text:style-name="T11"><text:tab/></text:span><text:span text:style-name="T13">A intenção é apoiar na decisão destes usuários </text:span><text:span text:style-name="T15">a</text:span><text:span text:style-name="T13"> realizar os encaminhamentos de forma correta, e evitar </text:span><text:span text:style-name="T15">todos os </text:span><text:span text:style-name="T14">transtornos </text:span><text:span text:style-name="T15">causados por este tipo de problema, e principalmente as horas a mais que são gastas </text:span><text:span text:style-name="T16">para resolvê-los</text:span><text:span text:style-name="T15">.</text:span></text:p>
      <text:p text:style-name="P5"><text:tab/><text:span text:style-name="T23">Com isso em mente, venho propor neste artigo, o uso de algorítimos de árvore de decisão, que são mais simples de usar e fáceis de entender, para realizar a primeira implementação deste tipo em um sistema de processos administrativos para órgãos públicos.</text:span></text:p>
      <text:p text:style-name="P4"/>
      <text:h text:style-name="P12" text:outline-level="1">Métodos</text:h>
      <text:p text:style-name="P1">Em desenvolvimento.</text:p>
      <text:h text:style-name="P13" text:outline-level="1"><text:soft-page-break/>Implementação</text:h>
      <text:p text:style-name="P2"><text:span text:style-name="T21">Em desenvolvimento</text:span>.</text:p>
      <text:h text:style-name="SBC_3a_title_3a_2" text:outline-level="2">Subsections</text:h>
      <text:h text:style-name="P14" text:outline-level="1">Conclusões</text:h>
      <text:p text:style-name="P2"><text:span text:style-name="T21">Em desenvolvimento</text:span>. </text:p>
      <text:h text:style-name="P14" text:outline-level="1">Referências</text:h>
      <text:p text:style-name="P2"><text:span text:style-name="T21">Em desenvolvimento</text:span>.</text:p>
      <text:p text:style-name="SBC_3a_references">References</text:p>
      <text:p text:style-name="SBC_3a_reference"><text:span text:style-name="T21">Em desenvolvimento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creation-date>2010-08-03T10:11:27.48</meta:creation-date>
    <dc:language>pt-BR</dc:language>
    <meta:editing-cycles>91</meta:editing-cycles>
    <meta:editing-duration>P2DT3H39M53S</meta:editing-duration>
    <dc:date>2019-01-11T16:50:39.048000000</dc:date>
    <meta:document-statistic meta:table-count="0" meta:image-count="0" meta:object-count="0" meta:page-count="2" meta:paragraph-count="25" meta:word-count="307" meta:character-count="2070" meta:non-whitespace-character-count="1786"/>
    <meta:user-defined meta:name="Info 1"/>
    <meta:user-defined meta:name="Info 2"/>
    <meta:user-defined meta:name="Info 3"/>
    <meta:user-defined meta:name="Info 4"/>
  </office:meta>
</office:document-meta>
</file>